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C0000040362C3A491DEC0933E.png" manifest:media-type="image/png"/>
  <manifest:file-entry manifest:full-path="Pictures/100002010000030100000401C2B0450A920086B8.png" manifest:media-type="image/png"/>
  <manifest:file-entry manifest:full-path="Pictures/10000201000002FE00000402B4BBFCF34A507724.png" manifest:media-type="image/png"/>
  <manifest:file-entry manifest:full-path="Pictures/10000201000002FF000003F80D462B2600A370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22.77cm" draw:z-index="0"><draw:image xlink:href="Pictures/10000201000002FE00000402B4BBFCF34A507724.png" xlink:type="simple" xlink:show="embed" xlink:actuate="onLoad" loext:mime-type="image/png"/></draw:frame><draw:frame draw:style-name="fr1" draw:name="Image2" text:anchor-type="paragraph" svg:width="17cm" svg:height="22.518cm" draw:z-index="1"><draw:image xlink:href="Pictures/10000201000002FF000003F80D462B2600A37053.png" xlink:type="simple" xlink:show="embed" xlink:actuate="onLoad" loext:mime-type="image/png"/></draw:frame><draw:frame draw:style-name="fr1" draw:name="Image3" text:anchor-type="paragraph" svg:width="17cm" svg:height="22.77cm" draw:z-index="2"><draw:image xlink:href="Pictures/10000201000002FE00000402B4BBFCF34A50772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4" text:anchor-type="paragraph" svg:width="17cm" svg:height="22.518cm" draw:z-index="3"><draw:image xlink:href="Pictures/10000201000002FF000003F80D462B2600A3705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width="17cm" svg:height="22.659cm" draw:z-index="4"><draw:image xlink:href="Pictures/100002010000030100000401C2B0450A920086B8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width="17cm" svg:height="22.851cm" draw:z-index="5"><draw:image xlink:href="Pictures/10000201000002FC0000040362C3A491DEC0933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2:35:42.342411384</meta:creation-date>
    <dc:date>2020-12-14T12:42:47.167872996</dc:date>
    <meta:editing-duration>PT7M5S</meta:editing-duration>
    <meta:editing-cycles>1</meta:editing-cycles>
    <meta:document-statistic meta:table-count="0" meta:image-count="6" meta:object-count="0" meta:page-count="4" meta:paragraph-count="0" meta:word-count="0" meta:character-count="0" meta:non-whitespace-character-count="0"/>
    <meta:generator>LibreOffice/6.0.7.3$Linux_X86_64 LibreOffice_project/00m0$Build-3</meta:generator>
  </office:meta>
</office:document-meta>
</file>